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text-properties officeooo:rsid="25f713e6" officeooo:paragraph-rsid="266f4b90"/>
    </style:style>
    <style:style style:name="P5" style:family="paragraph" style:parent-style-name="Text_20_body">
      <style:text-properties officeooo:rsid="263f6e6e" officeooo:paragraph-rsid="266e7c45"/>
    </style:style>
    <style:style style:name="P6" style:family="paragraph" style:parent-style-name="Text_20_body">
      <style:text-properties officeooo:rsid="264f8ec3" officeooo:paragraph-rsid="266e7c45"/>
    </style:style>
    <style:style style:name="P7" style:family="paragraph" style:parent-style-name="Text_20_body">
      <style:text-properties officeooo:rsid="26469910" officeooo:paragraph-rsid="26708981"/>
    </style:style>
    <style:style style:name="P8" style:family="paragraph" style:parent-style-name="Text_20_body">
      <style:text-properties officeooo:rsid="2652a28a" officeooo:paragraph-rsid="26708981"/>
    </style:style>
    <style:style style:name="P9" style:family="paragraph" style:parent-style-name="Text_20_body">
      <style:text-properties officeooo:rsid="26778fa5" officeooo:paragraph-rsid="26708981"/>
    </style:style>
    <style:style style:name="P10" style:family="paragraph" style:parent-style-name="Text_20_body">
      <style:text-properties officeooo:rsid="265655b5" officeooo:paragraph-rsid="2673c471"/>
    </style:style>
    <style:style style:name="P11" style:family="paragraph" style:parent-style-name="Text_20_body">
      <style:text-properties officeooo:rsid="269050f7" officeooo:paragraph-rsid="2673c471"/>
    </style:style>
    <style:style style:name="P12" style:family="paragraph" style:parent-style-name="Text_20_body">
      <style:text-properties officeooo:rsid="2655990f" officeooo:paragraph-rsid="2673c471"/>
    </style:style>
    <style:style style:name="P13" style:family="paragraph" style:parent-style-name="Text_20_body">
      <style:text-properties fo:language="en" fo:country="US" officeooo:rsid="26217364" officeooo:paragraph-rsid="2674af75"/>
    </style:style>
    <style:style style:name="P14" style:family="paragraph" style:parent-style-name="Text_20_body">
      <style:text-properties fo:language="en" fo:country="US" officeooo:rsid="263f6e6e" officeooo:paragraph-rsid="2677a31f"/>
    </style:style>
    <style:style style:name="P15" style:family="paragraph" style:parent-style-name="Text_20_body">
      <style:text-properties fo:language="en" fo:country="US" officeooo:rsid="267361c1" officeooo:paragraph-rsid="2673c471"/>
    </style:style>
    <style:style style:name="P16" style:family="paragraph" style:parent-style-name="Text_20_body">
      <style:text-properties fo:language="en" fo:country="US" officeooo:rsid="2664b5d2" officeooo:paragraph-rsid="2680ec58"/>
    </style:style>
    <style:style style:name="P17" style:family="paragraph" style:parent-style-name="Text_20_body">
      <style:text-properties fo:language="en" fo:country="US" officeooo:rsid="2606d677" officeooo:paragraph-rsid="2684ec81"/>
    </style:style>
    <style:style style:name="P18" style:family="paragraph" style:parent-style-name="Text_20_body">
      <style:text-properties fo:language="en" fo:country="US" officeooo:rsid="26150323" officeooo:paragraph-rsid="26855367"/>
    </style:style>
    <style:style style:name="P19" style:family="paragraph" style:parent-style-name="Text_20_body">
      <style:text-properties officeooo:rsid="2612f682" officeooo:paragraph-rsid="2674af75"/>
    </style:style>
    <style:style style:name="P20" style:family="paragraph" style:parent-style-name="Text_20_body">
      <style:text-properties officeooo:rsid="261c2577" officeooo:paragraph-rsid="2674af75"/>
    </style:style>
    <style:style style:name="P21" style:family="paragraph" style:parent-style-name="Text_20_body">
      <style:text-properties officeooo:rsid="260cf115" officeooo:paragraph-rsid="2675ddfd"/>
    </style:style>
    <style:style style:name="P22" style:family="paragraph" style:parent-style-name="Text_20_body">
      <style:text-properties officeooo:rsid="263ed273" officeooo:paragraph-rsid="2677a31f"/>
    </style:style>
    <style:style style:name="P23" style:family="paragraph" style:parent-style-name="Text_20_body">
      <style:text-properties officeooo:rsid="262fbde6" officeooo:paragraph-rsid="2679876c"/>
    </style:style>
    <style:style style:name="P24" style:family="paragraph" style:parent-style-name="Text_20_body">
      <style:text-properties officeooo:rsid="262fcd63" officeooo:paragraph-rsid="2679876c"/>
    </style:style>
    <style:style style:name="P25" style:family="paragraph" style:parent-style-name="Text_20_body">
      <style:text-properties officeooo:rsid="25e839c4" officeooo:paragraph-rsid="2679876c"/>
    </style:style>
    <style:style style:name="P26" style:family="paragraph" style:parent-style-name="Text_20_body">
      <style:text-properties officeooo:rsid="25ed5f28" officeooo:paragraph-rsid="2679876c"/>
    </style:style>
    <style:style style:name="P27" style:family="paragraph" style:parent-style-name="Text_20_body">
      <style:text-properties officeooo:rsid="25f386e9" officeooo:paragraph-rsid="2679876c"/>
    </style:style>
    <style:style style:name="P28" style:family="paragraph" style:parent-style-name="Text_20_body">
      <style:text-properties officeooo:rsid="25ef4ca3" officeooo:paragraph-rsid="2679876c"/>
    </style:style>
    <style:style style:name="P29" style:family="paragraph" style:parent-style-name="Text_20_body">
      <style:text-properties officeooo:rsid="25f0fa22" officeooo:paragraph-rsid="2679876c"/>
    </style:style>
    <style:style style:name="P30" style:family="paragraph" style:parent-style-name="Text_20_body">
      <style:text-properties officeooo:rsid="26279b66" officeooo:paragraph-rsid="2679876c"/>
    </style:style>
    <style:style style:name="P31" style:family="paragraph" style:parent-style-name="Text_20_body">
      <style:text-properties officeooo:rsid="262bf9b6" officeooo:paragraph-rsid="2679876c"/>
    </style:style>
    <style:style style:name="P32" style:family="paragraph" style:parent-style-name="Text_20_body">
      <style:text-properties officeooo:rsid="262e1703" officeooo:paragraph-rsid="2679876c"/>
    </style:style>
    <style:style style:name="P33" style:family="paragraph" style:parent-style-name="Text_20_body">
      <style:text-properties officeooo:rsid="265a6876" officeooo:paragraph-rsid="2679876c"/>
    </style:style>
    <style:style style:name="P34" style:family="paragraph" style:parent-style-name="Text_20_body">
      <style:text-properties officeooo:rsid="2621a032" officeooo:paragraph-rsid="267361c1"/>
    </style:style>
    <style:style style:name="P35" style:family="paragraph" style:parent-style-name="Text_20_body">
      <style:text-properties officeooo:rsid="25fe59a7" officeooo:paragraph-rsid="267f3707"/>
    </style:style>
    <style:style style:name="P36" style:family="paragraph" style:parent-style-name="Text_20_body">
      <style:text-properties officeooo:rsid="27e9a508" officeooo:paragraph-rsid="268018b0"/>
    </style:style>
    <style:style style:name="P37" style:family="paragraph" style:parent-style-name="Text_20_body">
      <style:text-properties style:text-line-through-style="solid" style:text-line-through-type="single" officeooo:rsid="269050f7" officeooo:paragraph-rsid="2673c471"/>
    </style:style>
    <style:style style:name="P38" style:family="paragraph" style:parent-style-name="Text_20_body">
      <style:text-properties style:text-line-through-style="solid" style:text-line-through-type="single" officeooo:rsid="262ab00f" officeooo:paragraph-rsid="2684ec81"/>
    </style:style>
    <style:style style:name="P39" style:family="paragraph" style:parent-style-name="Text_20_body">
      <style:text-properties style:text-line-through-style="solid" style:text-line-through-type="single" officeooo:rsid="25e0d5bd" officeooo:paragraph-rsid="2684ec81"/>
    </style:style>
    <style:style style:name="P40" style:family="paragraph" style:parent-style-name="Text_20_body">
      <style:text-properties style:text-line-through-style="solid" style:text-line-through-type="single" officeooo:rsid="25e48602" officeooo:paragraph-rsid="2684ec81"/>
    </style:style>
    <style:style style:name="P41" style:family="paragraph" style:parent-style-name="Text_20_body">
      <style:text-properties officeooo:rsid="2657f009" officeooo:paragraph-rsid="2680ec58"/>
    </style:style>
    <style:style style:name="P42" style:family="paragraph" style:parent-style-name="Text_20_body">
      <style:text-properties officeooo:rsid="26601ee3" officeooo:paragraph-rsid="2680ec58"/>
    </style:style>
    <style:style style:name="P43" style:family="paragraph" style:parent-style-name="Text_20_body">
      <style:text-properties officeooo:rsid="25e0cf9e" officeooo:paragraph-rsid="2684ec81"/>
    </style:style>
    <style:style style:name="P44" style:family="paragraph" style:parent-style-name="Text_20_body">
      <style:text-properties officeooo:rsid="25ff8605" officeooo:paragraph-rsid="2684ec81"/>
    </style:style>
    <style:style style:name="P45" style:family="paragraph" style:parent-style-name="Text_20_body">
      <style:text-properties officeooo:rsid="260157e2" officeooo:paragraph-rsid="2684ec81"/>
    </style:style>
    <style:style style:name="P46" style:family="paragraph" style:parent-style-name="Text_20_body">
      <style:text-properties officeooo:rsid="26033fbd" officeooo:paragraph-rsid="2684ec81"/>
    </style:style>
    <style:style style:name="P47" style:family="paragraph" style:parent-style-name="Text_20_body">
      <style:text-properties officeooo:rsid="260585fe" officeooo:paragraph-rsid="2684ec81"/>
    </style:style>
    <style:style style:name="P48" style:family="paragraph" style:parent-style-name="Text_20_body">
      <style:text-properties officeooo:rsid="26117f9b" officeooo:paragraph-rsid="26855367"/>
    </style:style>
    <style:style style:name="P49" style:family="paragraph" style:parent-style-name="Text_20_body">
      <style:text-properties officeooo:rsid="2788a520" officeooo:paragraph-rsid="26855367"/>
    </style:style>
    <style:style style:name="P50" style:family="paragraph" style:parent-style-name="Text_20_body" style:list-style-name="L1">
      <style:text-properties officeooo:rsid="2885f554" officeooo:paragraph-rsid="268592fb"/>
    </style:style>
    <style:style style:name="P51" style:family="paragraph" style:parent-style-name="Text_20_body" style:list-style-name="L1">
      <style:text-properties officeooo:rsid="2887b571" officeooo:paragraph-rsid="268592fb"/>
    </style:style>
    <style:style style:name="P52" style:family="paragraph" style:parent-style-name="Text_20_body" style:list-style-name="L1">
      <style:text-properties officeooo:rsid="288aa3ba" officeooo:paragraph-rsid="268592fb"/>
    </style:style>
    <style:style style:name="P53" style:family="paragraph" style:parent-style-name="Text_20_body" style:list-style-name="L1">
      <style:text-properties officeooo:rsid="288da684" officeooo:paragraph-rsid="268592fb"/>
    </style:style>
    <style:style style:name="P54" style:family="paragraph" style:parent-style-name="Text_20_body" style:list-style-name="L1">
      <style:text-properties officeooo:rsid="288e72d6" officeooo:paragraph-rsid="268592fb"/>
    </style:style>
    <style:style style:name="P55" style:family="paragraph" style:parent-style-name="Text_20_body" style:list-style-name="L1">
      <style:text-properties officeooo:rsid="288e72d6" officeooo:paragraph-rsid="2685cdd5"/>
    </style:style>
    <style:style style:name="P56" style:family="paragraph" style:parent-style-name="Text_20_body" style:list-style-name="L1">
      <style:text-properties officeooo:rsid="28ac3ffd" officeooo:paragraph-rsid="268622cd"/>
    </style:style>
    <style:style style:name="P57" style:family="paragraph" style:parent-style-name="Text_20_body" style:list-style-name="L1">
      <style:text-properties officeooo:rsid="268622cd" officeooo:paragraph-rsid="268622cd"/>
    </style:style>
    <style:style style:name="P58" style:family="paragraph" style:parent-style-name="Text_20_body" style:list-style-name="L1">
      <style:text-properties officeooo:rsid="288fecff" officeooo:paragraph-rsid="2687c8af"/>
    </style:style>
    <style:style style:name="P59" style:family="paragraph" style:parent-style-name="Text_20_body" style:list-style-name="L1">
      <style:text-properties officeooo:rsid="288fecff" officeooo:paragraph-rsid="268aaeb5"/>
    </style:style>
    <style:style style:name="P60" style:family="paragraph" style:parent-style-name="Text_20_body" style:list-style-name="L1">
      <style:text-properties officeooo:rsid="2687c8af" officeooo:paragraph-rsid="2687c8af"/>
    </style:style>
    <style:style style:name="P61" style:family="paragraph" style:parent-style-name="Text_20_body" style:list-style-name="L1">
      <style:text-properties officeooo:rsid="2884ce1c" officeooo:paragraph-rsid="268903c7"/>
    </style:style>
    <style:style style:name="P62" style:family="paragraph" style:parent-style-name="Text_20_body" style:list-style-name="L1">
      <style:text-properties officeooo:rsid="28821bbb" officeooo:paragraph-rsid="268903c7"/>
    </style:style>
    <style:style style:name="P63" style:family="paragraph" style:parent-style-name="Text_20_body" style:list-style-name="L1">
      <style:text-properties officeooo:rsid="287e89ec" officeooo:paragraph-rsid="268903c7"/>
    </style:style>
    <style:style style:name="P64" style:family="paragraph" style:parent-style-name="Text_20_body" style:list-style-name="L1">
      <style:text-properties officeooo:rsid="287e89ec" officeooo:paragraph-rsid="2681fcbc"/>
    </style:style>
    <style:style style:name="P65" style:family="paragraph" style:parent-style-name="Text_20_body" style:list-style-name="L1">
      <style:text-properties officeooo:rsid="2850f870" officeooo:paragraph-rsid="2684ccc5"/>
    </style:style>
    <style:style style:name="P66" style:family="paragraph" style:parent-style-name="Text_20_body" style:list-style-name="L1">
      <style:text-properties officeooo:rsid="285aff6e" officeooo:paragraph-rsid="26837ec9"/>
    </style:style>
    <style:style style:name="P67" style:family="paragraph" style:parent-style-name="Text_20_body" style:list-style-name="L1">
      <style:text-properties officeooo:rsid="285c5425" officeooo:paragraph-rsid="26837ec9"/>
    </style:style>
    <style:style style:name="P68" style:family="paragraph" style:parent-style-name="Text_20_body" style:list-style-name="L1">
      <style:text-properties officeooo:rsid="285e3d19" officeooo:paragraph-rsid="26837ec9"/>
    </style:style>
    <style:style style:name="P69" style:family="paragraph" style:parent-style-name="Text_20_body" style:list-style-name="L1">
      <style:text-properties officeooo:rsid="285ecb32" officeooo:paragraph-rsid="26837ec9"/>
    </style:style>
    <style:style style:name="P70" style:family="paragraph" style:parent-style-name="Text_20_body" style:list-style-name="L1">
      <style:text-properties officeooo:rsid="285f2b0b" officeooo:paragraph-rsid="26837ec9"/>
    </style:style>
    <style:style style:name="P71" style:family="paragraph" style:parent-style-name="Text_20_body" style:list-style-name="L1">
      <style:text-properties officeooo:rsid="28627813" officeooo:paragraph-rsid="26837ec9"/>
    </style:style>
    <style:style style:name="P72" style:family="paragraph" style:parent-style-name="Text_20_body" style:list-style-name="L1">
      <style:text-properties officeooo:rsid="28655b3f" officeooo:paragraph-rsid="26834b17"/>
    </style:style>
    <style:style style:name="P73" style:family="paragraph" style:parent-style-name="Text_20_body" style:list-style-name="L1">
      <style:text-properties officeooo:rsid="287d2c9d" officeooo:paragraph-rsid="26834b17"/>
    </style:style>
    <style:style style:name="P74" style:family="paragraph" style:parent-style-name="Text_20_body" style:list-style-name="L1">
      <style:text-properties officeooo:rsid="287d2c9d" officeooo:paragraph-rsid="2681fcbc"/>
    </style:style>
    <style:style style:name="P75" style:family="paragraph" style:parent-style-name="Text_20_body" style:list-style-name="L1">
      <style:text-properties officeooo:rsid="287f04a7" officeooo:paragraph-rsid="2681fcbc"/>
    </style:style>
    <style:style style:name="P76" style:family="paragraph" style:parent-style-name="Text_20_body" style:list-style-name="L1">
      <style:text-properties officeooo:rsid="277a51f2" officeooo:paragraph-rsid="267b3c0e"/>
    </style:style>
    <style:style style:name="P77" style:family="paragraph" style:parent-style-name="Text_20_body" style:list-style-name="L1">
      <style:text-properties officeooo:rsid="27cb2800" officeooo:paragraph-rsid="267b3c0e"/>
    </style:style>
    <style:style style:name="P78" style:family="paragraph" style:parent-style-name="Text_20_body" style:list-style-name="L1">
      <style:text-properties officeooo:rsid="27d6535e" officeooo:paragraph-rsid="267b3c0e"/>
    </style:style>
    <style:style style:name="P79" style:family="paragraph" style:parent-style-name="Text_20_body" style:list-style-name="L1">
      <style:text-properties style:text-line-through-style="solid" style:text-line-through-type="single" officeooo:rsid="277be68c" officeooo:paragraph-rsid="267b3c0e"/>
    </style:style>
    <style:style style:name="P80" style:family="paragraph" style:parent-style-name="Text_20_body" style:list-style-name="L1">
      <style:text-properties style:text-line-through-style="solid" style:text-line-through-type="single" officeooo:rsid="277fa237" officeooo:paragraph-rsid="267b3c0e"/>
    </style:style>
    <style:style style:name="P81" style:family="paragraph" style:parent-style-name="Text_20_body" style:list-style-name="L1">
      <style:text-properties officeooo:rsid="27d689ff" officeooo:paragraph-rsid="267ce642"/>
    </style:style>
    <style:style style:name="P82" style:family="paragraph" style:parent-style-name="Text_20_body" style:list-style-name="L1">
      <style:text-properties officeooo:rsid="277ce8d6" officeooo:paragraph-rsid="267ce642"/>
    </style:style>
    <style:style style:name="P83" style:family="paragraph" style:parent-style-name="Text_20_body" style:list-style-name="L1">
      <style:text-properties officeooo:rsid="277ed7f0" officeooo:paragraph-rsid="267ce642"/>
    </style:style>
    <style:style style:name="P84" style:family="paragraph" style:parent-style-name="Text_20_body" style:list-style-name="L1">
      <style:text-properties officeooo:rsid="2782cd4b" officeooo:paragraph-rsid="267ce642"/>
    </style:style>
    <style:style style:name="P85" style:family="paragraph" style:parent-style-name="Text_20_body" style:list-style-name="L1">
      <style:text-properties officeooo:rsid="267200fc" officeooo:paragraph-rsid="267d4aa1"/>
    </style:style>
    <style:style style:name="P86" style:family="paragraph" style:parent-style-name="Text_20_body" style:list-style-name="L1">
      <style:text-properties officeooo:rsid="26763df2" officeooo:paragraph-rsid="267dfb11"/>
    </style:style>
    <style:style style:name="P87" style:family="paragraph" style:parent-style-name="Text_20_body" style:list-style-name="L1">
      <style:text-properties officeooo:rsid="26764fc1" officeooo:paragraph-rsid="267dfb11"/>
    </style:style>
    <style:style style:name="P88" style:family="paragraph" style:parent-style-name="Text_20_body" style:list-style-name="L1">
      <style:text-properties officeooo:rsid="267725cd" officeooo:paragraph-rsid="267dfb11"/>
    </style:style>
    <style:style style:name="P89" style:family="paragraph" style:parent-style-name="Text_20_body">
      <style:text-properties officeooo:rsid="279a1b06" officeooo:paragraph-rsid="268a15ed"/>
    </style:style>
    <style:style style:name="P90" style:family="paragraph" style:parent-style-name="Text_20_body" style:list-style-name="L2">
      <style:text-properties officeooo:rsid="2799f72e" officeooo:paragraph-rsid="268a15ed"/>
    </style:style>
    <style:style style:name="P91" style:family="paragraph" style:parent-style-name="Text_20_body">
      <style:text-properties officeooo:rsid="2799f72e" officeooo:paragraph-rsid="268a15ed"/>
    </style:style>
    <style:style style:name="P92" style:family="paragraph" style:parent-style-name="Text_20_body" style:list-style-name="L1">
      <style:text-properties officeooo:rsid="291a5662" officeooo:paragraph-rsid="268a7043"/>
    </style:style>
    <style:style style:name="P93" style:family="paragraph" style:parent-style-name="Text_20_body" style:list-style-name="L1">
      <style:text-properties officeooo:rsid="28fa9cc2" officeooo:paragraph-rsid="268a7043"/>
    </style:style>
    <style:style style:name="P94" style:family="paragraph" style:parent-style-name="Heading_20_3">
      <style:text-properties officeooo:paragraph-rsid="2675ddfd"/>
    </style:style>
    <style:style style:name="P95" style:family="paragraph" style:parent-style-name="Heading_20_3">
      <style:text-properties officeooo:rsid="261c4802" officeooo:paragraph-rsid="2674af75"/>
    </style:style>
    <style:style style:name="P96" style:family="paragraph" style:parent-style-name="Heading_20_3">
      <style:text-properties officeooo:paragraph-rsid="2674af75"/>
    </style:style>
    <style:style style:name="P97" style:family="paragraph" style:parent-style-name="Heading_20_3">
      <style:text-properties officeooo:paragraph-rsid="26855367"/>
    </style:style>
    <style:style style:name="P98" style:family="paragraph" style:parent-style-name="Heading_20_1">
      <style:text-properties officeooo:rsid="25fe59a7" officeooo:paragraph-rsid="267361c1"/>
    </style:style>
    <style:style style:name="P99" style:family="paragraph" style:parent-style-name="Heading_20_1">
      <style:text-properties fo:language="en" fo:country="US" officeooo:rsid="267361c1" officeooo:paragraph-rsid="2673c471"/>
    </style:style>
    <style:style style:name="P100" style:family="paragraph" style:parent-style-name="Heading_20_1">
      <style:text-properties fo:language="en" fo:country="US" officeooo:rsid="260cf115" officeooo:paragraph-rsid="2675ddfd"/>
    </style:style>
    <style:style style:name="P101" style:family="paragraph" style:parent-style-name="Heading_20_1">
      <style:text-properties officeooo:rsid="263ed273" officeooo:paragraph-rsid="2677a31f"/>
    </style:style>
    <style:style style:name="P102" style:family="paragraph" style:parent-style-name="Heading_20_1">
      <style:text-properties officeooo:rsid="25e7e065" officeooo:paragraph-rsid="2684ec81"/>
    </style:style>
    <style:style style:name="P103" style:family="paragraph" style:parent-style-name="Heading_20_1">
      <style:text-properties officeooo:rsid="260cf115" officeooo:paragraph-rsid="26855367"/>
    </style:style>
    <style:style style:name="P104" style:family="paragraph" style:parent-style-name="Heading_20_1">
      <style:text-properties officeooo:rsid="25e839c4" officeooo:paragraph-rsid="2679876c"/>
    </style:style>
    <style:style style:name="P105" style:family="paragraph" style:parent-style-name="Heading_20_1" style:master-page-name="First_20_Page">
      <style:paragraph-properties style:page-number="auto"/>
    </style:style>
    <style:style style:name="T1" style:family="text">
      <style:text-properties officeooo:rsid="2647b3c2"/>
    </style:style>
    <style:style style:name="T2" style:family="text">
      <style:text-properties officeooo:rsid="26538ce7"/>
    </style:style>
    <style:style style:name="T3" style:family="text">
      <style:text-properties officeooo:rsid="26788fdf"/>
    </style:style>
    <style:style style:name="T4" style:family="text">
      <style:text-properties officeooo:rsid="266e12c9"/>
    </style:style>
    <style:style style:name="T5" style:family="text">
      <style:text-properties officeooo:rsid="2622b432"/>
    </style:style>
    <style:style style:name="T6" style:family="text">
      <style:text-properties fo:language="cs" fo:country="CZ" officeooo:rsid="267361c1"/>
    </style:style>
    <style:style style:name="T7" style:family="text">
      <style:text-properties fo:language="cs" fo:country="CZ" officeooo:rsid="268162f1"/>
    </style:style>
    <style:style style:name="T8" style:family="text">
      <style:text-properties fo:language="en" fo:country="US" officeooo:rsid="267361c1"/>
    </style:style>
    <style:style style:name="T9" style:family="text">
      <style:text-properties fo:language="en" fo:country="US" officeooo:rsid="266e12c9"/>
    </style:style>
    <style:style style:name="T10" style:family="text">
      <style:text-properties fo:language="en" fo:country="US" officeooo:rsid="26422cf4"/>
    </style:style>
    <style:style style:name="T11" style:family="text">
      <style:text-properties fo:language="en" fo:country="US" officeooo:rsid="25ff768f"/>
    </style:style>
    <style:style style:name="T12" style:family="text">
      <style:text-properties officeooo:rsid="2692179b"/>
    </style:style>
    <style:style style:name="T13" style:family="text">
      <style:text-properties officeooo:rsid="2655ebc1"/>
    </style:style>
    <style:style style:name="T14" style:family="text">
      <style:text-properties officeooo:rsid="261b0658"/>
    </style:style>
    <style:style style:name="T15" style:family="text">
      <style:text-properties officeooo:rsid="260ddd58"/>
    </style:style>
    <style:style style:name="T16" style:family="text">
      <style:text-properties fo:font-style="italic" style:font-style-asian="italic" style:font-style-complex="italic"/>
    </style:style>
    <style:style style:name="T17" style:family="text">
      <style:text-properties fo:font-style="italic" officeooo:rsid="260ddd58" style:font-style-asian="italic" style:font-style-complex="italic"/>
    </style:style>
    <style:style style:name="T18" style:family="text">
      <style:text-properties fo:font-style="italic" officeooo:rsid="285f2335" style:font-style-asian="italic" style:font-style-complex="italic"/>
    </style:style>
    <style:style style:name="T19" style:family="text">
      <style:text-properties officeooo:rsid="27683e90"/>
    </style:style>
    <style:style style:name="T20" style:family="text">
      <style:text-properties officeooo:rsid="2640cc31"/>
    </style:style>
    <style:style style:name="T21" style:family="text">
      <style:text-properties officeooo:rsid="26403531"/>
    </style:style>
    <style:style style:name="T22" style:family="text">
      <style:text-properties officeooo:rsid="25ea331a"/>
    </style:style>
    <style:style style:name="T23" style:family="text">
      <style:text-properties officeooo:rsid="25ee6a96"/>
    </style:style>
    <style:style style:name="T24" style:family="text">
      <style:text-properties officeooo:rsid="25f386e9"/>
    </style:style>
    <style:style style:name="T25" style:family="text">
      <style:text-properties officeooo:rsid="25f44113"/>
    </style:style>
    <style:style style:name="T26" style:family="text">
      <style:text-properties officeooo:rsid="25efe105"/>
    </style:style>
    <style:style style:name="T27" style:family="text">
      <style:text-properties officeooo:rsid="25f1ebf9"/>
    </style:style>
    <style:style style:name="T28" style:family="text">
      <style:text-properties officeooo:rsid="2659c3f5"/>
    </style:style>
    <style:style style:name="T29" style:family="text">
      <style:text-properties officeooo:rsid="267a6988"/>
    </style:style>
    <style:style style:name="T30" style:family="text">
      <style:text-properties style:text-line-through-style="solid" style:text-line-through-type="single" officeooo:rsid="277fa237"/>
    </style:style>
    <style:style style:name="T31" style:family="text">
      <style:text-properties style:text-line-through-style="solid" style:text-line-through-type="single" officeooo:rsid="27819b75"/>
    </style:style>
    <style:style style:name="T32" style:family="text">
      <style:text-properties officeooo:rsid="267237ab"/>
    </style:style>
    <style:style style:name="T33" style:family="text">
      <style:text-properties officeooo:rsid="267725cd"/>
    </style:style>
    <style:style style:name="T34" style:family="text">
      <style:text-properties officeooo:rsid="26764fc1"/>
    </style:style>
    <style:style style:name="T35" style:family="text">
      <style:text-properties officeooo:rsid="26601ee3"/>
    </style:style>
    <style:style style:name="T36" style:family="text">
      <style:text-properties officeooo:rsid="276a2cb5"/>
    </style:style>
    <style:style style:name="T37" style:family="text">
      <style:text-properties officeooo:rsid="26580959"/>
    </style:style>
    <style:style style:name="T38" style:family="text">
      <style:text-properties officeooo:rsid="266051a0"/>
    </style:style>
    <style:style style:name="T39" style:family="text">
      <style:text-properties officeooo:rsid="2662c4f3"/>
    </style:style>
    <style:style style:name="T40" style:family="text">
      <style:text-properties officeooo:rsid="287f651e"/>
    </style:style>
    <style:style style:name="T41" style:family="text">
      <style:text-properties officeooo:rsid="285f2335"/>
    </style:style>
    <style:style style:name="T42" style:family="text">
      <style:text-properties fo:font-style="normal" officeooo:rsid="285f2335" style:font-style-asian="normal" style:font-style-complex="normal"/>
    </style:style>
    <style:style style:name="T43" style:family="text">
      <style:text-properties officeooo:rsid="28610578"/>
    </style:style>
    <style:style style:name="T44" style:family="text">
      <style:text-properties officeooo:rsid="28520c6c"/>
    </style:style>
    <style:style style:name="T45" style:family="text">
      <style:text-properties officeooo:rsid="25e2bb11"/>
    </style:style>
    <style:style style:name="T46" style:family="text">
      <style:text-properties officeooo:rsid="260f679c"/>
    </style:style>
    <style:style style:name="T47" style:family="text">
      <style:text-properties officeooo:rsid="2604b2f7"/>
    </style:style>
    <style:style style:name="T48" style:family="text">
      <style:text-properties officeooo:rsid="2605823d"/>
    </style:style>
    <style:style style:name="T49" style:family="text">
      <style:text-properties officeooo:rsid="26110261"/>
    </style:style>
    <style:style style:name="T50" style:family="text">
      <style:text-properties officeooo:rsid="26063359"/>
    </style:style>
    <style:style style:name="T51" style:family="text">
      <style:text-properties officeooo:rsid="2616d6e4"/>
    </style:style>
    <style:style style:name="T52" style:family="text">
      <style:text-properties officeooo:rsid="2617d30d"/>
    </style:style>
    <style:style style:name="T53" style:family="text">
      <style:text-properties officeooo:rsid="28897d1f"/>
    </style:style>
    <style:style style:name="T54" style:family="text">
      <style:text-properties officeooo:rsid="28912d11"/>
    </style:style>
    <style:style style:name="T55" style:family="text">
      <style:text-properties officeooo:rsid="28cb3ff5"/>
    </style:style>
    <style:style style:name="T56" style:family="text">
      <style:text-properties officeooo:rsid="28cc74b6"/>
    </style:style>
    <style:style style:name="T57" style:family="text">
      <style:text-properties officeooo:rsid="2880877b"/>
    </style:style>
    <style:style style:name="T58" style:family="text">
      <style:text-properties officeooo:rsid="279ad9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TODO</text:h>
      <text:list xml:id="list3742402920" text:style-name="L1">
        <text:list-item>
          <text:p text:style-name="P59">TODO: Na povrchu by měla bejt hromada vytěžený rudy a vedle stopy po tom, jak se někam odvážela (kola od vozu, tažná zvířata – voli asi).</text:p>
        </text:list-item>
        <text:list-item>
          <text:p text:style-name="P93">TODO: Skřetí strážnice (místo, kde přespávaj ozbrojení skřeti) – abych se na to mohl odkazovat. Nejspíš někde poblíž vchodu do dolu.</text:p>
          <text:list>
            <text:list-item>
              <text:p text:style-name="P92">Použiju na to zbrojnici.</text:p>
            </text:list-item>
          </text:list>
        </text:list-item>
        <text:list-item>
          <text:p text:style-name="P50">TODO: Skřeti</text:p>
          <text:list>
            <text:list-item>
              <text:p text:style-name="P50">IDEA: Zbraně má jen náčelník a jeho <text:span text:style-name="T53">stráž</text:span>.</text:p>
            </text:list-item>
            <text:list-item>
              <text:p text:style-name="P51">Zbylí skřeti jsou dělníci a budou mít spíš jen hornické náčiní.</text:p>
              <text:list>
                <text:list-item>
                  <text:p text:style-name="P52">Skřetí náčelník (trpaslická dvoubřitá sekera, <text:span text:style-name="T54">trpaslický nůž</text:span>), <text:span text:style-name="T54">zbroj</text:span></text:p>
                </text:list-item>
                <text:list-item>
                  <text:p text:style-name="P52">skřetice s vrhacími noži</text:p>
                </text:list-item>
                <text:list-item>
                  <text:p text:style-name="P52"><text:span text:style-name="T55">2</text:span>x skřet s lukem</text:p>
                </text:list-item>
                <text:list-item>
                  <text:p text:style-name="P52">2x skřet s kopím <text:span text:style-name="T54">(skřetí lehká zbroj)</text:span></text:p>
                </text:list-item>
                <text:list-item>
                  <text:p text:style-name="P53">3x skřet s krumpáčem</text:p>
                </text:list-item>
                <text:list-item>
                  <text:p text:style-name="P53"><text:span text:style-name="T56">2</text:span>x skřet s motykou</text:p>
                </text:list-item>
                <text:list-item>
                  <text:p text:style-name="P54">Skřetí řemeslník (v kůlně na povrchu)</text:p>
                </text:list-item>
              </text:list>
            </text:list-item>
          </text:list>
        </text:list-item>
        <text:list-item>
          <text:p text:style-name="P55">TODO: Kam skřeti chodí na záchod?</text:p>
          <text:list>
            <text:list-item>
              <text:p text:style-name="P55">Asi do líhně obřích brouků.</text:p>
            </text:list-item>
            <text:list-item>
              <text:p text:style-name="P55">TODO: Zápach do líhně obřích brouků.</text:p>
            </text:list-item>
          </text:list>
        </text:list-item>
        <text:list-item>
          <text:p text:style-name="P56"><text:soft-page-break/>TODO: Kde skřeti berou vodu? Z čeho pijou?</text:p>
          <text:list>
            <text:list-item>
              <text:p text:style-name="P57">V potoce.</text:p>
            </text:list-item>
          </text:list>
        </text:list-item>
        <text:list-item>
          <text:p text:style-name="P58">TODO: Kde si skřeti vaří a kde skladují jídlo?</text:p>
          <text:list>
            <text:list-item>
              <text:p text:style-name="P60">V kůlně na povrchu.</text:p>
            </text:list-item>
          </text:list>
        </text:list-item>
        <text:list-item>
          <text:p text:style-name="P61">TODO: Nějaký nástroje dát do kůlny (tesařský?)</text:p>
          <text:list>
            <text:list-item>
              <text:p text:style-name="P61">sekeru, špachtli, hladítko</text:p>
            </text:list-item>
            <text:list-item>
              <text:p text:style-name="P61">nůž by mohl mít skřet - řemeslník</text:p>
            </text:list-item>
          </text:list>
        </text:list-item>
        <text:list-item>
          <text:p text:style-name="P62">TODO: Někam dát hornické nástroje (asi je teď používají skřeti).</text:p>
        </text:list-item>
        <text:list-item>
          <text:p text:style-name="P63">TODO: <text:span text:style-name="T57">R</text:span>opracovanej žebřík <text:span text:style-name="T57">do kůlny</text:span>.</text:p>
        </text:list-item>
        <text:list-item>
          <text:p text:style-name="P65">TODO: Asi by tu někde měla bejt trpaslická kovárna (vedle dílny nejspíš). Nebo možná spojit Dílu a kovárnu? <text:span text:style-name="T44">Asi jo.</text:span></text:p>
        </text:list-item>
        <text:list-item>
          <text:p text:style-name="P66">TODO: Consumables!</text:p>
          <text:list>
            <text:list-item>
              <text:p text:style-name="P66">Aspoň jeden lektvar, mast, nebo tak něco.</text:p>
            </text:list-item>
            <text:list-item>
              <text:p text:style-name="P67">Co by se tu mohlo nejvíc hodit? Probouzecí dryják (nevím, jak jsem to pojmenoval) proti houbě, ale to bych musel zrušit automatické probírání. Navíc by mi jako hráči asi přišlo škoda ho plejtvat, když nehrozí akutní nebezpečí.</text:p>
              <text:list>
                <text:list-item>
                  <text:p text:style-name="P68">Popáleniny tu asi nehrozej (ani od kyseliny).</text:p>
                </text:list-item>
                <text:list-item>
                  <text:p text:style-name="P69">Možná <text:span text:style-name="T16">pavoučí lektvar</text:span> by se mohl hodit.</text:p>
                </text:list-item>
                <text:list-item>
                  <text:p text:style-name="P69"><text:span text:style-name="T41">Nebo </text:span><text:span text:style-name="T18">lektvar vodního dechu</text:span><text:span text:style-name="T42"> (jo, ten určitě)</text:span><text:span text:style-name="T41">.</text:span></text:p>
                  <text:list>
                    <text:list-item>
                      <text:p text:style-name="P70"><text:soft-page-break/>Kam s ním? Do šéfovy skříně? Asi jo... <text:span text:style-name="T43">Nebo mu tam vedle skříně dát ještě trezor? (Ať je aspoň něco zapastěný?)</text:span></text:p>
                      <text:list>
                        <text:list-item>
                          <text:p text:style-name="P71">Možná by ten trezor mohl bejt za skříní.</text:p>
                        </text:list-item>
                      </text:list>
                    </text:list-item>
                  </text:list>
                </text:list-item>
              </text:list>
            </text:list-item>
          </text:list>
        </text:list-item>
        <text:list-item>
          <text:p text:style-name="P72">TODO: Past na dveřích do vnitřní šachty (když se někdo pokusí vypáčit zámek).</text:p>
          <text:list>
            <text:list-item>
              <text:p text:style-name="P73">Nestačí <text:span text:style-name="T16">runová stráž</text:span>?</text:p>
            </text:list-item>
          </text:list>
        </text:list-item>
        <text:list-item>
          <text:p text:style-name="P74">TODO: Jak se skřeti dostávají do dolu?</text:p>
          <text:list>
            <text:list-item>
              <text:p text:style-name="P64">Dokud důl fungoval, tak tam lezli normálně po žebříku a materiál vytahoval zlobr. Teď důl nefunguje.</text:p>
              <text:list>
                <text:list-item>
                  <text:p text:style-name="P64">Asi se ho budou snažit znovu rozběhnout.</text:p>
                </text:list-item>
                <text:list-item>
                  <text:p text:style-name="P64">TODO: Mohl by tam bejt třeba ropracovanej žebřík.</text:p>
                </text:list-item>
              </text:list>
            </text:list-item>
            <text:list-item>
              <text:p text:style-name="P75">Otázka je, jestli skřeti nechtěli boční vchod zprovoznit záměrně. Ale asi <text:span text:style-name="T40">spíš</text:span> ne.</text:p>
            </text:list-item>
          </text:list>
        </text:list-item>
        <text:list-item>
          <text:p text:style-name="P76">TODO: Dát do podzemí něco k opravování.</text:p>
          <text:list>
            <text:list-item>
              <text:list>
                <text:list-item>
                  <text:p text:style-name="P77">Rozbitá opakovací kuše.</text:p>
                </text:list-item>
                <text:list-item>
                  <text:p text:style-name="P78">Rozbitej plamenomet nad zatopeném dně hlavní šachty.</text:p>
                </text:list-item>
                <text:list-item>
                  <text:p text:style-name="P79">Možná klíč od vnitřní šachty? Proč by ale byl rozbitej?</text:p>
                </text:list-item>
                <text:list-item>
                  <text:p text:style-name="P80"><text:span text:style-name="T30">Možná rumpál ve vnitřní šachtě? (To by šlo. </text:span><text:span text:style-name="T31">Jsou tam ale žebříky, takže proč by to postavy dělaly?</text:span><text:span text:style-name="T30">).</text:span></text:p>
                </text:list-item>
              </text:list>
            </text:list-item>
          </text:list>
        </text:list-item>
        <text:list-item>
          <text:p text:style-name="P81"><text:soft-page-break/>TODO: Alchymista taky dokáže z houby vyrobit <text:span text:style-name="T16">světélkující pastu</text:span>.</text:p>
          <text:list>
            <text:list-item>
              <text:p text:style-name="P81">TODO: Vyrobit kartu.</text:p>
            </text:list-item>
          </text:list>
        </text:list-item>
        <text:list-item>
          <text:p text:style-name="P82">TODO někam dát <text:span text:style-name="T16">Jehelníček</text:span>.</text:p>
          <text:list>
            <text:list-item>
              <text:p text:style-name="P82">A vymyslet, k čemu bude dobrej.</text:p>
              <text:list>
                <text:list-item>
                  <text:p text:style-name="P82">Proti skřetím šípům?</text:p>
                </text:list-item>
                <text:list-item>
                  <text:p text:style-name="P83">To by znamenalo, že musí bejt k nalezení někde na začátku.</text:p>
                  <text:list>
                    <text:list-item>
                      <text:p text:style-name="P84">Může tam prostě viset na stěně (proč ho skřeti nesebrali?)</text:p>
                    </text:list-item>
                    <text:list-item>
                      <text:p text:style-name="P84">Nebo ho můžou používat, třeba na míchání malty nebo tak něco (sounds good).</text:p>
                    </text:list-item>
                  </text:list>
                </text:list-item>
              </text:list>
            </text:list-item>
          </text:list>
        </text:list-item>
        <text:list-item>
          <text:p text:style-name="P85">Vyrobit text se zápisky z úvodního výzkumu (buď ho nějaká z postav udělala sama, nebo ho družině dá zadavatel <text:span text:style-name="T32">úkolu</text:span>).</text:p>
        </text:list-item>
        <text:list-item>
          <text:p text:style-name="P86">Ve vnitřní šachtě nemůžou bejt žebříky – <text:span text:style-name="T34">nedávalo by pak smysl, aby tamtudy trpaslík šplhal nahoru.</text:span></text:p>
          <text:list>
            <text:list-item>
              <text:p text:style-name="P87">Nebo holt zruším šp<text:span text:style-name="T33">l</text:span>hajícího trpaslíka, no.</text:p>
            </text:list-item>
            <text:list-item>
              <text:p text:style-name="P88">Mohl bych ho přesunout až dál do jeskyně. Tj. vrátit se k původnímu plánu, že šplhal nahoru (do chrámu) a až tam ho něco sejmulo.</text:p>
            </text:list-item>
            <text:list-item>
              <text:p text:style-name="P88">Chrám by tudíž musel bejt na vysokym podstavci nebo tak něco – což ale není nic proti ničemu.</text:p>
            </text:list-item>
          </text:list>
        </text:list-item>
      </text:list>
      <text:p text:style-name="P36">TODO: Ploštice.</text:p>
      <text:h text:style-name="Heading_20_1" text:outline-level="1">Poznámky</text:h>
      <text:p text:style-name="P5"><text:a xlink:type="simple" xlink:href="http://www.podzemi.eu/fotografie/VO/mapalob.htm" text:style-name="Internet_20_link" text:visited-style-name="Visited_20_Internet_20_Link">http://www.podzemi.eu/fotografie/VO/mapalob.htm</text:a></text:p>
      <text:p text:style-name="P6">++</text:p>
      <text:p text:style-name="P5"><text:a xlink:type="simple" xlink:href="http://muzeum.rudolfov.cz/wp-content/uploads/2014/10/web_06_statni_dolovani.pdf" text:style-name="Internet_20_link" text:visited-style-name="Visited_20_Internet_20_Link">http://muzeum.rudolfov.cz/wp-content/uploads/2014/10/web_06_statni_dolovani.pdf</text:a></text:p>
      <text:p text:style-name="P5"/>
      <text:p text:style-name="P4">Klasickej problém s jazykama. Texty v podzemí budou nejspíš ve staré trpasličtině, možná ve skřetině.</text:p>
      <text:p text:style-name="P4">- buď můžu využít toho, že budou předpřipravený postavy a prostě jim ty starý jazyky dát.</text:p>
      <text:p text:style-name="P4">-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4">(Čili natvrdo tam dát jednu postavu předskriptovanou s tím, že si ji někdo z hráčů musí vzít a to pak bude vůdce družiny).</text:p>
      <text:p text:style-name="P4"/>
      <text:p text:style-name="P7">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mrtvola zůstala viset nahoře, na cepínu zaseknutém do skály. </text:span><text:soft-page-break/><text:span text:style-name="T1">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Q: Je cepín dostatečnej reward za šplhání a boj s tím, co tam sežralo trpaslíka?<text:line-break/>- asi ne, mělo by tam bejt ještě něco (pokud to bude cesta do finální jeskyně, tak je po problému).</text:span></text:p>
      <text:p text:style-name="P8">IDEA: Udělat to obráceně: Trpaslík nešel něco prozkoumat, ale utíkal před rzivým netvorem.<text:line-break/>- šachtou se tedy trpaslíci dostali do jeskyně (mohla to bejt původně věž, nebo tak něco). <text:span text:style-name="T2">Nebo ji možná sami prokopali? (Do svatyně starobylé rasy se museli nějak prokopat, že...)</text:span></text:p>
      <text:p text:style-name="P9">Ještě je otázka, jestli tam nedat spíš 2 cepíny bez maček.<text:line-break/>- <text:span text:style-name="T3">mačky jsou takový divný a není moc jasný, jestli to má bejt jeden předmět nebo dva. Se dvěma cepínama se navíc dá šplhat i bez maček, jeden cepín je naprd.<text:line-break/>- 2 cepíny taky půjdou použít jako dualwield.</text:span></text:p>
      <text:h text:style-name="P98" text:outline-level="1">Nápady</text:h>
      <text:p text:style-name="P34"><text:span text:style-name="T4">+ </text:span>V podzemí může být stále živý trpaslík díky runě věčnosti. Dali mu ji, protože byl smrtelně zraněnej – zasypanej závalem, nebo tak něco.<text:line-break/>- <text:span text:style-name="T5">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line-break/></text:span><text:span text:style-name="T8">[</text:span><text:span text:style-name="T6">zapracováno</text:span><text:span text:style-name="T8">]</text:span></text:p>
      <text:p text:style-name="P35"><text:span text:style-name="T9">+ </text:span><text:span text:style-name="T8">Skřeti používají na převážení těžkého nákladu obří ploštice (naložej jim to na záda a pak je říd</text:span><text:span text:style-name="T10">ě</text:span><text:span text:style-name="T8">j nejspíš táhlama – </text:span><text:span text:style-name="T11">možná spíš poklepáváním na stranu krunýře</text:span><text:span text:style-name="T8">).</text:span></text:p>
      <text:h text:style-name="P99" text:outline-level="1">Úvahy</text:h>
      <text:p text:style-name="P11">Problém: Cepíny hráči nebudou mít kdy použít (protože jsou prakticky na konci dungeonu). Co už.</text:p>
      <text:p text:style-name="P11">- leda by rzivý netvor byl až nahoře. Vlastně asi proč ne.</text:p>
      <text:p text:style-name="P37">- <text:span text:style-name="T12">když má někdo na krku Smaragdový náhrdelník, rzivý netvor ho nechá být.</text:span></text:p>
      <text:p text:style-name="P12"/>
      <text:p text:style-name="P12">Co byla zač rasa, jejíž ruiny trpaslíci hledali?<text:line-break/>- asi něco podzemního, co žilo v jeskyních. <text:span text:style-name="T13">Troglodyti?</text:span></text:p>
      <text:p text:style-name="P12"/>
      <text:p text:style-name="P10">Před štolou do jeskyně jsou masivní kamenné dveře.<text:line-break/>- čím se otevírají?<text:line-break/>- asi klíčem, který měl šéf výpravy (není ten ale dole v jeskyni?)</text:p>
      <text:p text:style-name="P15">Troglodyti měli zlato – asi jako Poklad na Stříbrném jezeře<text:line-break/>- trpaslíci ho část „vytěžili“ (všechno, co bylo v chrámu volně položené), než vypustili rzivého netvora.</text:p>
      <text:p text:style-name="P15"/>
      <text:p text:style-name="P41">Trpaslíci <text:span text:style-name="T36">(spíš skřeti)</text:span> používali obří brouky na dolování<text:line-break/>- někde by měla bejt místnost, kde choval<text:span text:style-name="T37">i</text:span> larvy.<text:line-break/>- <text:span text:style-name="T37">a možná nějaký „broučí stáje“<text:line-break/>- plus nějakej výkaz o dodávce nových larev nebo tak (to ke skřetům nesedí).</text:span></text:p>
      <text:p text:style-name="P41"/>
      <text:p text:style-name="P42"><text:soft-page-break/>Počet lokací v Pevnosti:<text:line-break/>- Celkem: 39<text:line-break/>- Kecací: 1 <text:span text:style-name="T38">(trpaslice)</text:span><text:line-break/>- Bojové: 6 (mimik, huňáči, sochy, pavouk, malé ještěrky, velká ještěrka)<text:line-break/>- <text:span text:style-name="T39">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16">Počet lokací v dole:<text:line-break/>- <text:span text:style-name="T35">Celkem: </text:span><text:span text:style-name="T7">Zatím 21</text:span><text:span text:style-name="T35"><text:line-break/>- Kecací: </text:span><text:span text:style-name="T7">1 (trpaslík na konci)</text:span><text:span text:style-name="T35"><text:line-break/>- Bojové: (</text:span><text:span text:style-name="T7">zlobr</text:span><text:span text:style-name="T35">, brouk, larvy, rzivý netvor, </text:span><text:span text:style-name="T7">skřeti...</text:span><text:span text:style-name="T35">)<text:line-break/>- Pasti:<text:line-break/><text:tab/>houba<text:line-break/><text:tab/>zapasťovaný finální poklad? </text:span><text:span text:style-name="T7">(Asi spíš ne.)</text:span><text:span text:style-name="T35"><text:line-break/><text:tab/>past na trezoru v bejváku šéfa dolu? (skříň asi zapastěná nebude, 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100" text:outline-level="1">Předměty</text:h>
      <text:p text:style-name="Text_20_body">Opakovací kuše</text:p>
      <text:h text:style-name="P94" text:outline-level="3">Jehelníček</text:h>
      <text:p text:style-name="P21"><text:span text:style-name="T15">Tento štít umí přitahovat okolo letící šípy, šipky, vrhací zbraně a podobně. Když vyslovíš formuli „dahar bhor“, všechny takové projektily letící ze směru, do kterého štít nastavíš, a které by proletěly v kontaktní vzdálenosti od tebe, změní směr a zabodnou se do něj. Je to </text:span><text:span text:style-name="T17">plná obrana</text:span><text:span text:style-name="T15">, proti všem těmto útokům se tedy bráníš s bonusem +2.</text:span></text:p>
      <text:h text:style-name="P95" text:outline-level="3">Trpaslický cepín</text:h>
      <text:p text:style-name="P19">- nalezený zaseknutý do skály</text:p>
      <text:p text:style-name="P19">- <text:span text:style-name="T14">počítá se jako plnohodnotná těžká jednoruční zbraň (má zranění 2).</text:span></text:p>
      <text:p text:style-name="P19">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P96" text:outline-level="3">Trpaslické mačky</text:h>
      <text:p text:style-name="P20">Když máš tato stoupací železa připoutaná, dokážeš je zaseknout i do pevné skály. Můžeš tedy takto šplhat po skále nebo kamenné stěně, jako kdyby to byl ledovec.</text:p>
      <text:p text:style-name="P13"><text:soft-page-break/>Nějaký runy (někde jsem jich měl pár sepsanejch)</text:p>
      <text:h text:style-name="P101" text:outline-level="1">Poznámky</text:h>
      <text:p text:style-name="P22">Štola je to, co se razí při kutání.</text:p>
      <text:p text:style-name="P22">Šachta vede kolmo dolů.</text:p>
      <text:p text:style-name="P14">Říkat „zlobr“ místo „troll“? <text:span text:style-name="T19">Jo.</text:span></text:p>
      <text:h text:style-name="P102" text:outline-level="1">Nestvůry</text:h>
      <text:p text:style-name="P38">Obří dikobraz (ať je k něčemu Jehelníček)</text:p>
      <text:p text:style-name="P43">Burrowing be<text:span text:style-name="T45">e</text:span>tle</text:p>
      <text:p text:style-name="P43">- tvrdé krovky, měkké břicho. Kusadla.</text:p>
      <text:p text:style-name="P39">Vodní had</text:p>
      <text:p text:style-name="P40">Možná by důl mohly zabydlet nágy, nebo tak něco.</text:p>
      <text:p text:style-name="P44">Rzivý netvor</text:p>
      <text:p text:style-name="P44">- to by celkem vysvětlovalo, proč to nerozdejch<text:span text:style-name="T46">a</text:span>li trpaslíci.</text:p>
      <text:p text:style-name="P45">(Mohly by tam o tom bejt zprávy od trpaslíků, jak jim tam něco sežralo zbraně a zbroje...)</text:p>
      <text:p text:style-name="P46">Masožravá houba</text:p>
      <text:p text:style-name="P46">- <text:span text:style-name="T47">je nebezpečná, jen když k ní někdo přijde na blízko. Útočí oblakem spór, který oběť omráčí. Následně ji houba poroste a stráví.</text:span></text:p>
      <text:p text:style-name="P46">- <text:span text:style-name="T48">nádherné vzory – světélkuje i v naprosté tmě.</text:span></text:p>
      <text:p text:style-name="P46">- <text:span text:style-name="T49">houba mohla někoho sežrat – uvízla v ní jeho výbava (něco magického, nejlíp).</text:span></text:p>
      <text:p text:style-name="P47">(asi by tam měla bejt nějaká jeskyně)</text:p>
      <text:p text:style-name="P47">- <text:span text:style-name="T50">což možná původně nebyla jeskyně, ale nějaká svatyně, kterou v průběhu staletí „zarostly“ krápníky.</text:span></text:p>
      <text:p text:style-name="P17"><text:soft-page-break/>(V jeskyni by kromě houby mělo žít ještě něco. Třeba ten rzivej netvor?)</text:p>
      <text:h text:style-name="P103" text:outline-level="1">Předměty</text:h>
      <text:p text:style-name="P48">Určitě bomba na proražení zdi.</text:p>
      <text:p text:style-name="P49">Opakovací kuše</text:p>
      <text:h text:style-name="P97" text:outline-level="3">Runotepecké pero</text:h>
      <text:p text:style-name="P18">Když máš toto psací pero připoutané, můžeš ho „namočit“ do libovolného kovu a pak <text:span text:style-name="T51">jím</text:span> psát. Kov není třeba před použitím roztavit, pero ho „nasaje“, i <text:span text:style-name="T51">když je</text:span> v pevném s<text:span text:style-name="T51">kupenství</text:span>. <text:span text:style-name="T52">Před „nasátím“ dalšího kovu je třeba nejprve „vypsat“ ten stávající.</text:span></text:p>
      <text:h text:style-name="P104" text:outline-level="1">Podzemí</text:h>
      <text:p text:style-name="P23">Důl je ve svahu.</text:p>
      <text:p text:style-name="P24">Dole teče potok nebo řeka<text:line-break/>- <text:span text:style-name="T20">na ten asi kašlat, bylo by divný, že někdo stavěl důl pod potokem.</text:span></text:p>
      <text:p text:style-name="P23">Tři vchody:<text:line-break/>- těžební věží, <text:span text:style-name="T21">kterou zprovoznili skřeti<text:line-break/>- rozbitou těžební věží</text:span><text:line-break/>- <text:span text:style-name="T21">doupětem, které si tam někdo vyhrabal (navazuje ve svahu na původní důlní štolu, nejspíš se to do ní propadlo a zvíře to pak prohrabalo víc a rozšířilo)</text:span><text:line-break/></text:p>
      <text:p text:style-name="P25">Obří mechanismy – dřevěná ozubené kola, rumpály (možná poháněné šlapacím kolem, kde trpaslíci věznili zlobra?)</text:p>
      <text:p text:style-name="P25">- zlobr je samozřejmě dávno mrtvej (nebo ho možná propustili skřeti, kteří kdysi důl dobili a obsadili), <text:span text:style-name="T22">ale mohl by tam bejt třeba někde nákres, nebo tak něco (poznámky o tom, že někdo zase zapomněl nakrmit zlobra?).</text:span></text:p>
      <text:p text:style-name="P26">(Ta potvora žere jen shnilý maso, kde <text:span text:style-name="T23">h</text:span>o pořád mám brát?)</text:p>
      <text:p text:style-name="P26">- <text:span text:style-name="T24">možná pak (nebo před tím) místo zlobra používali kozy nebo jiná čtyřnohá zvířata.</text:span></text:p>
      <text:p text:style-name="P27">(kamzíci by mohli žít někde kolem a asi by šli použít. Nebo možná mají dobrodruzi s sebou mulu nebo mezka? <text:span text:style-name="T25">Nebo tam může bejt předmět na ovládnutí nějakýho zvířete?</text:span>)</text:p>
      <text:p text:style-name="P28"><text:soft-page-break/>Vrtný štít? <text:span text:style-name="T26">Nebo možná nějakej magickej předmět, se kterým se dá lámat skála (obří brouci).</text:span></text:p>
      <text:p text:style-name="P29">Určitě nějaký bomby (trpaslíci používal<text:span text:style-name="T27">i</text:span> trhaviny při dolování).</text:p>
      <text:p text:style-name="P30">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31">Možná nějaké šipkové pasti, pokud to bude dávat smysl (ať mohou hráči využít Jehelníček). <text:line-break/>- <text:span text:style-name="T29">to je asi blbost, po spuštění pasti je už beztak pozdě. Skřetí šípy budou muset stačit.</text:span></text:p>
      <text:p text:style-name="P32">Zatopená část<text:line-break/>- možná se do finální jeskyně musí proplavat</text:p>
      <text:p text:style-name="P33">TODO: Šéfův bejvák (s tajnou schránkou s klíčem k vnitřní šachtě).<text:line-break/>- <text:span text:style-name="T28">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33"/>
      <text:h text:style-name="Heading_20_2" text:outline-level="2"><text:soft-page-break/>Důl</text:h>
      <text:p text:style-name="P91">Důl obývá celkem X skřetů. Pohybují se po jednom nebo po dvou.</text:p>
      <text:p text:style-name="P91">IDEA: Rozmístit po dole triggery.</text:p>
      <text:list xml:id="list3143740212" text:style-name="L2">
        <text:list-item>
          <text:p text:style-name="P90">Když postavy dorazí k některému z míst označených na mapě („skřeti“), hoď 1k6:</text:p>
          <text:list>
            <text:list-item>
              <text:p text:style-name="P90">1-4: Nic</text:p>
            </text:list-item>
            <text:list-item>
              <text:p text:style-name="P90">5: Je zde jeden skřet.</text:p>
            </text:list-item>
            <text:list-item>
              <text:p text:style-name="P90">6: Jsou tu dva skřeti.</text:p>
            </text:list-item>
          </text:list>
        </text:list-item>
        <text:list-item>
          <text:p text:style-name="P90">Když postavy udělají hluk, hoď 1k6:</text:p>
          <text:list>
            <text:list-item>
              <text:p text:style-name="P90">1-3: Nic</text:p>
            </text:list-item>
            <text:list-item>
              <text:p text:style-name="P90">4: Přijde se podívat 1 skřet.</text:p>
            </text:list-item>
            <text:list-item>
              <text:p text:style-name="P90">5: přijdou dva skřeti.</text:p>
            </text:list-item>
            <text:list-item>
              <text:p text:style-name="P90">6: přijdou tři skřeti.</text:p>
            </text:list-item>
          </text:list>
        </text:list-item>
      </text:list>
      <text:p text:style-name="P89">TODO: Loot u skřetů (udělat tabulku s tím, že každej skřet má jeden z řádků? <text:span text:style-name="T58">Možná by to chtělo vytisknout tahák s pravidly pro skřetí encountery a s loo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header-left>
        <text:p text:style-name="MP2"><text:page-number text:select-page="current">18</text:page-number></text:p>
      </style:header-left>
      <style:footer>
        <text:p text:style-name="MP3"><text:chapter text:display="name" text:outline-level="3">Důl</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8T15:44:29.961000000</dc:date>
    <meta:editing-cycles>14572</meta:editing-cycles>
    <meta:editing-duration>P41DT9H32M</meta:editing-duration>
    <meta:generator>LibreOffice/6.0.5.2$Windows_X86_64 LibreOffice_project/54c8cbb85f300ac59db32fe8a675ff7683cd5a16</meta:generator>
    <meta:print-date>2018-07-15T16:02:19.878000000</meta:print-date>
    <dc:creator>York </dc:creator>
    <meta:document-statistic meta:table-count="0" meta:image-count="0" meta:object-count="0" meta:page-count="18" meta:paragraph-count="154" meta:word-count="2236" meta:character-count="12817" meta:non-whitespace-character-count="10769"/>
  </office:meta>
</office:document-meta>
</file>